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4 days left until assignment submission" calcext:value-type="string">
            <text:p>There are 44 days left until assignment submission</text:p>
          </table:table-cell>
          <table:table-cell table:style-name="ce13"/>
          <table:table-cell table:style-name="ce17"/>
          <table:table-cell table:style-name="ce70" table:number-columns-repeated="6"/>
          <table:table-cell table:style-name="ce29"/>
          <table:table-cell table:style-name="ce70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70"/>
          <table:covered-table-cell table:style-name="ce34"/>
          <table:covered-table-cell/>
          <table:covered-table-cell table:number-columns-repeated="4" table:style-name="ce70"/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70" table:number-columns-repeated="2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3"/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70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4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70"/>
          <table:table-cell table:style-name="ce64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70"/>
          <table:covered-table-cell table:style-name="ce71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number-columns-repeated="2"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 table:number-columns-repeated="1011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18:54:25.536429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8T19:24:12.608224423</dc:date>
    <meta:generator>LibreOffice/6.4.7.2$Linux_X86_64 LibreOffice_project/40$Build-2</meta:generator>
    <meta:editing-duration>PT5H10M56S</meta:editing-duration>
    <meta:editing-cycles>9</meta:editing-cycles>
    <meta:document-statistic meta:table-count="1" meta:cell-count="2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